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hadow="none"/>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hadow="none"/>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hadow="none"/>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5" style:family="table">
      <style:table-properties style:width="17cm" table:align="margins" style:shadow="none"/>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agraph-properties fo:text-align="center"/>
    </style:style>
    <style:style style:name="T1" style:family="text">
      <style:text-properties style:language-asian="ja" style:country-asian="JP"/>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text:span text:style-name="T1">itasking messenger</text:span></text:h>
      <text:p text:style-name="Text_20_body"><text:span text:style-name="T1"/></text:p>
      <text:p text:style-name="Text_20_body"><text:span text:style-name="T1">Before even attempting to multitask messenger I separated messenger's functionality into the following modules that I thought could be easier to add any changes to the source.</text:span></text:p>
      <text:p text:style-name="Text_20_body"><text:span text:style-name="T1">Messenger send – sends messages to any service.</text:span></text:p>
      <text:p text:style-name="Text_20_body"><text:span text:style-name="T1">Messenger recv – receives messages from any service and invokes registered callbacks.</text:span></text:p>
      <text:p text:style-name="Text_20_body"><text:span text:style-name="T1">Messenger dump – sends dump messages to the dump service.</text:span></text:p>
      <text:p text:style-name="Text_20_body"><text:span text:style-name="T1">Messenger context – handles an aging context for message transactions.</text:span></text:p>
      <text:p text:style-name="Text_20_body"><text:span text:style-name="T1"/></text:p>
      <text:h text:style-name="Heading_20_1" text:outline-level="1">Multitasking messenger send part</text:h>
      <text:p text:style-name="Standard"/>
      <text:p text:style-name="Standard">Some facts:</text:p>
      <text:p text:style-name="Standard">Messenger send handles 3 type of send requests:</text:p>
      <text:list xml:id="list28282702" text:style-name="L2">
        <text:list-item>
          <text:p text:style-name="P1">send_message (MESSAGE_TYPE_NOTIFY) </text:p>
        </text:list-item>
        <text:list-item>
          <text:p text:style-name="P1">send_request_message (MESSAGE_TYPE_REQUEST) </text:p>
        </text:list-item>
        <text:list-item>
          <text:p text:style-name="P1">and send_reply_message (MESSAGE_TYPE_REPLY).</text:p>
        </text:list-item>
      </text:list>
      <text:p text:style-name="Standard">A message is sent from one service to another.</text:p>
      <text:p text:style-name="Standard">From messenger send point of view a service is a server that a client connects to via a UNIX socket<text:span text:style-name="T1">.</text:span></text:p>
      <text:p text:style-name="Standard"><text:span text:style-name="T1">Messenger would attempt to connect to the server socket a number of times using a reconnection timer.</text:span></text:p>
      <text:p text:style-name="Standard"><text:span text:style-name="T1">When a reconnection occurs any queued messages should be invalidated.</text:span></text:p>
      <text:p text:style-name="Standard">Message FIFO ordering must be strictly maintained.</text:p>
      <text:p text:style-name="Standard">An association is created for each service name and a send queue (send_queues).</text:p>
      <text:p text:style-name="Standard">A send queue a data structure that creates and maintains a client socket inf<text:span text:style-name="T1">ormation</text:span> for a des<text:span text:style-name="T1">tination service name (process). It also holds a pointer to a message buffer where message to be transmitted stored.</text:span></text:p>
      <text:p text:style-name="Standard"><text:span text:style-name="T1">A message buffer is a pre-allocated buffer of certain size.</text:span></text:p>
      <text:p text:style-name="Standard">For each message to be sent a header and the body part of the message is copied into the message buffer.</text:p>
      <text:p text:style-name="Standard">An event is set on a socket des<text:span text:style-name="T1">cription to read the data from buffer and write it to the destination service socket.</text:span></text:p>
      <text:p text:style-name="Standard"><text:span text:style-name="T1">If the message queue overflows the message is discarded until room becomes available again.</text:span></text:p>
      <text:p text:style-name="Standard"><text:span text:style-name="T1"/></text:p>
      <text:h text:style-name="Heading_20_2" text:outline-level="2"><text:span text:style-name="T1">My basic simple idea</text:span></text:h>
      <text:p text:style-name="Standard"><text:span text:style-name="T1"/></text:p>
      <text:p text:style-name="Standard"><text:span text:style-name="T1">Multitask the part that does lots of IO hopefully to increase performance. For the messenger send this is the part that sends messages to service sockets. Currently this is done as a two-stage operation. First data is written into the message buffer and then an event is set that triggers an action to send the stored messages from the message buffer to the service.</text:span></text:p>
      <text:p text:style-name="Standard"><text:span text:style-name="T1">To multitask the above and ensure data integrity between tasks the current event driven approach is rewritten to a sequential processing model that suits task processing better. This processing model is described in more detail below.</text:span></text:p>
      <text:p text:style-name="Standard"><text:span text:style-name="T1">In simple terms this model is a job pool to store pointers to data where messages are found to be transmitted. One or more task could then extract one or more items from the pool and perform the </text:span><text:soft-page-break/><text:span text:style-name="T1">IO (send data to service socket). Since each task operates on its own data area locking is not necessary while reading. Once this concept is proven effective it could be easily applied to the receiving part as well with ease. But before we delve into implementation details need to describe how messages are stored and manipulated.</text:span></text:p>
      <text:p text:style-name="Standard"><text:span text:style-name="T1"/></text:p>
      <text:h text:style-name="Heading_20_3" text:outline-level="3"><text:span text:style-name="T1">Message buffer</text:span></text:h>
      <text:p text:style-name="Standard"><text:span text:style-name="T1">A temporary storage area where all send messages are stored before being transmitted to destination service socket.</text:span></text:p>
      <text:p text:style-name="Standard"><text:span text:style-name="T1"/></text:p>
      <text:p text:style-name="Standard"><draw:rect text:anchor-type="paragraph" draw:z-index="1" draw:style-name="gr1" draw:text-style-name="P6" svg:width="2.073cm" svg:height="0.544cm" svg:x="4.704cm" svg:y="0.436cm"><text:p text:style-name="P6">buffer</text:p></draw:rect><text:span text:style-name="T1"/></text:p>
      <text:p text:style-name="Standard"><draw:rect text:anchor-type="paragraph" draw:z-index="0" draw:style-name="gr1" draw:text-style-name="P6" svg:width="2.269cm" svg:height="1.165cm" svg:x="0.183cm" svg:y="0.005cm"><text:p text:style-name="P6">Message</text:p><text:p text:style-name="P6">buffer</text:p></draw:rect><draw:custom-shape text:anchor-type="paragraph" draw:z-index="4" draw:style-name="gr2" svg:width="2.253cm" svg:height="0.258cm" svg:x="2.452cm" svg:y="0.4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text:p>
      <text:p text:style-name="Standard"><draw:rect text:anchor-type="paragraph" draw:z-index="2" draw:style-name="gr1" draw:text-style-name="P6" svg:width="2.073cm" svg:height="0.539cm" svg:x="4.704cm" svg:y="0.023cm"><text:p text:style-name="P6">size</text:p></draw:rect><text:span text:style-name="T1"/></text:p>
      <text:p text:style-name="Standard"><draw:rect text:anchor-type="paragraph" draw:z-index="3" draw:style-name="gr1" draw:text-style-name="P6" svg:width="2.073cm" svg:height="0.539cm" svg:x="4.704cm" svg:y="0.09cm"><text:p text:style-name="P6">data_length</text:p></draw:rect><text:span text:style-name="T1"/></text:p>
      <text:p text:style-name="Standard"><draw:rect text:anchor-type="paragraph" draw:z-index="5" draw:style-name="gr1" draw:text-style-name="P6" svg:width="2.073cm" svg:height="0.544cm" svg:x="4.704cm" svg:y="0.141cm"><text:p text:style-name="P6">head_offset</text:p></draw:rect><text:span text:style-name="T1"/></text:p>
      <text:p text:style-name="Standard"><text:span text:style-name="T1"/></text:p>
      <text:p text:style-name="Standard"><text:span text:style-name="T1">There is a message buffer for each send queue.</text:span></text:p>
      <text:p text:style-name="Standard"><text:span text:style-name="T1">Buffer attribute points to a dynamically allocated memory of certain size.</text:span></text:p>
      <text:p text:style-name="Standard"><text:span text:style-name="T1">For each message to be sent two write calls are made. One to write the message header and one to write the message data length.</text:span></text:p>
      <text:p text:style-name="Standard"><text:span text:style-name="T1"/></text:p>
      <text:h text:style-name="Heading_20_4" text:outline-level="4"><text:span text:style-name="T1">Write operation</text:span></text:h>
      <text:p text:style-name="Standard"><text:span text:style-name="T1"/></text:p>
      <text:p text:style-name="Standard"><text:span text:style-name="T1">When a message buffer is created the data_length and head_offset are set to zero.</text:span></text:p>
      <text:p text:style-name="Standard"><text:span text:style-name="T1">A write operation starts at head_offset + data_length and when it completes the data_length is moved ahead by the number of written bytes. If the number of bytes to be written doesn't fit into the buffer the previous stored data_length bytes moved to the head_offset point and head_offset is set to zero and the new data is written into a point pointed by data_length.</text:span></text:p>
      <text:p text:style-name="Standard"><text:span text:style-name="T1"/></text:p>
      <text:h text:style-name="Heading_20_4" text:outline-level="4"><text:span text:style-name="T1">Remove/truncate operation</text:span></text:h>
      <text:p text:style-name="Standard"><text:span text:style-name="T1"/></text:p>
      <text:p text:style-name="Standard"><text:span text:style-name="T1">Moves the head_offset by length bytes if the length is less than the buffer size. Otherwise moves to the beginning of buffer from the point (head_offset + remove_bytes) and sets the head_offset to zero. Finally the data_length value is decremented by the number of truncated bytes.</text:span></text:p>
      <text:p text:style-name="Standard"><text:span text:style-name="T1"/></text:p>
      <text:h text:style-name="Heading_20_3" text:outline-level="3"><text:span text:style-name="T1">My message buffer changes</text:span></text:h>
      <text:p text:style-name="Standard"><text:span text:style-name="T1"/></text:p>
      <text:p text:style-name="Standard"><text:span text:style-name="T1">Alter its structure to behave more than a circular buffer. Eliminate the need to remove/truncate a message after transmission. This operation is somehow integrated into job pool concept. Check for overflow as before but flag the overflow condition as true only if the start address of message buffer where data is to be copied has not been processed yet by any of the tasks. If an overflow is flagged record the fact and dump the message. Create a single call to write the header and data to message buffer. Save the start address and length written and create a job item to add to a job pool.</text:span></text:p>
      <text:p text:style-name="Standard"><text:span text:style-name="T1"/></text:p>
      <text:h text:style-name="Heading_20_3" text:outline-level="3"><text:span text:style-name="T1">Job pool</text:span></text:h>
      <text:p text:style-name="Standard"><text:span text:style-name="T1"/></text:p>
      <text:p text:style-name="Standard"><text:soft-page-break/><text:span text:style-name="T1">A job pool is an array of job items. A configured number of consumer threads retrieve and process job items from the queue. All consumer threads compete for getting a job item. A job item is a structure that holds a reference to a message buffer where the message is stored. A job pool contains management variables to control addition and retrieval from pool with minimum or no locking at all. Job items are added/piled up sequential one after another. If there is no room to add the next item to the pool the caller would wait until at least one item is freed from the pool. When the messenger is heavy congested the main thread might lock waiting for a slot to become available. Since a job item corresponds to a message on a single slot and since the processing time of each job item is expected to be minimum the wait time should be negligible or not at all. Also increasing the size of the item array if memory permits is another way to minimize or eliminate the wait time. In an experiment using cbench:ruby and cbench:c with a job item array size of 256 and running two tasks on a four CPU machine I confirmed that the main task didn't have to wait for a job to be added not even once.</text:span></text:p>
      <text:p text:style-name="Standard"><text:span text:style-name="T1">Another design consideration taken into account is how many consumer tasks are needed. That number can not be very large since performance would degrade more than improve. Again during experimentation the best number found so far on a four core CPU is 2. Initially I am planning to set the number of consumer tasks to a default value of 2 or dynamically set it to the number of CPUs divided by 2.</text:span></text:p>
      <text:p text:style-name="Standard"><text:span text:style-name="T1"/></text:p>
      <text:p text:style-name="Standard"><text:span text:style-name="T1">The main thread once a message is stored into the message queue it calls add_job to add the corresponding message into the job queue. Exclusive locking access is obtained while adding the item into the pool. </text:span></text:p>
      <text:p text:style-name="Standard"><text:span text:style-name="T1">A structure that maintains such details is depicted in the diagram below:</text:span></text:p>
      <text:p text:style-name="Standard"><text:span text:style-name="T1"/></text:p>
      <text:p text:style-name="Standard"><draw:rect text:anchor-type="paragraph" draw:z-index="6" draw:style-name="gr1" draw:text-style-name="P6" svg:width="1.966cm" svg:height="0.907cm" svg:x="0.381cm" svg:y="0.203cm"><text:p text:style-name="P6">Job pool</text:p></draw:rect><draw:rect text:anchor-type="paragraph" draw:z-index="7" draw:style-name="gr1" draw:text-style-name="P6" svg:width="2.994cm" svg:height="0.892cm" svg:x="4.235cm" svg:y="0.263cm"><text:p text:style-name="P6">mutex</text:p></draw:rect><draw:rect text:anchor-type="paragraph" draw:z-index="15" draw:style-name="gr1" draw:text-style-name="P6" svg:width="2.994cm" svg:height="0.892cm" svg:x="9.093cm" svg:y="3.988cm"><text:p text:style-name="P6">service_name</text:p></draw:rect><text:span text:style-name="T1"/></text:p>
      <text:p text:style-name="Standard"><draw:custom-shape text:anchor-type="paragraph" draw:z-index="14" draw:style-name="gr2" svg:width="1.89cm" svg:height="0.244cm" svg:x="2.346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6" draw:style-name="gr1" draw:text-style-name="P6" svg:width="2.994cm" svg:height="0.892cm" svg:x="9.093cm" svg:y="4.424cm"><text:p text:style-name="P6">server_socket</text:p></draw:rect><text:span text:style-name="T1"/></text:p>
      <text:p text:style-name="Standard"><draw:rect text:anchor-type="paragraph" draw:z-index="8" draw:style-name="gr1" draw:text-style-name="P6" svg:width="2.994cm" svg:height="0.892cm" svg:x="4.235cm" svg:y="0.247cm"><text:p text:style-name="P6">cond_add</text:p></draw:rect><text:span text:style-name="T1"/></text:p>
      <text:p text:style-name="Standard"><draw:rect text:anchor-type="paragraph" draw:z-index="13" draw:style-name="gr1" draw:text-style-name="P6" svg:width="2.994cm" svg:height="0.892cm" svg:x="4.235cm" svg:y="4.44cm"><text:p text:style-name="P6">item[0..n]</text:p></draw:rect><draw:rect text:anchor-type="paragraph" draw:z-index="12" draw:style-name="gr1" draw:text-style-name="P6" svg:width="2.994cm" svg:height="0.892cm" svg:x="4.235cm" svg:y="3.503cm"><text:p text:style-name="P6">job_done</text:p></draw:rect><draw:rect text:anchor-type="paragraph" draw:z-index="11" draw:style-name="gr1" draw:text-style-name="P6" svg:width="2.994cm" svg:height="0.892cm" svg:x="4.235cm" svg:y="2.566cm"><text:p text:style-name="P6">job_end</text:p></draw:rect><draw:rect text:anchor-type="paragraph" draw:z-index="10" draw:style-name="gr1" draw:text-style-name="P6" svg:width="2.994cm" svg:height="0.892cm" svg:x="4.235cm" svg:y="1.63cm"><text:p text:style-name="P6">job_start</text:p></draw:rect><draw:rect text:anchor-type="paragraph" draw:z-index="9" draw:style-name="gr1" draw:text-style-name="P6" svg:width="2.994cm" svg:height="0.892cm" svg:x="4.235cm" svg:y="0.691cm"><text:p text:style-name="P6">cond_write</text:p></draw:rect><draw:rect text:anchor-type="paragraph" draw:z-index="17" draw:style-name="gr1" draw:text-style-name="P6" svg:width="2.994cm" svg:height="0.892cm" svg:x="9.093cm" svg:y="4.389cm"><text:p text:style-name="P6">buffer</text:p></draw:rect><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rect text:anchor-type="paragraph" draw:z-index="18" draw:style-name="gr1" draw:text-style-name="P6" svg:width="2.994cm" svg:height="0.892cm" svg:x="9.093cm" svg:y="2.896cm"><text:p text:style-name="P6">buffer_len</text:p></draw:rect><text:span text:style-name="T1"/></text:p>
      <text:p text:style-name="Standard"><text:span text:style-name="T1"/></text:p>
      <text:p text:style-name="Standard"><text:span text:style-name="T1"/></text:p>
      <text:p text:style-name="Standard"><text:span text:style-name="T1"/></text:p>
      <text:p text:style-name="Standard"><draw:custom-shape text:anchor-type="paragraph" draw:z-index="19" draw:style-name="gr2" svg:width="1.846cm" svg:height="0.348cm" svg:x="7.228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A mutex controls shared access to the job pool. When a new item is added into the pool a cond_add signal is sent. A new item can only be added to the pool if the following condition is met.</text:span></text:p>
      <text:p text:style-name="Standard"><text:span text:style-name="T1"/></text:p>
      <text:p text:style-name="Standard"><text:span text:style-name="T1"/></text:p>
      <table:table table:name="Table1" table:style-name="Table1">
        <table:table-column table:style-name="Table1.A"/>
        <table:table-row>
          <table:table-cell table:style-name="Table1.A1" office:value-type="string">
            <text:p text:style-name="Preformatted_20_Text">job_end + 1 % ARRAY_SIZE(item) != job_done</text:p>
          </table:table-cell>
        </table:table-row>
      </table:table>
      <text:p text:style-name="Standard"><text:span text:style-name="T1"/></text:p>
      <text:p text:style-name="Standard"><text:span text:style-name="T1">Otherwise the caller blocks until the above condition is satisfied. Once a new item is added to the <text:s/>pool the job_end counter is incremented by one as shown below and the lock is released.</text:span></text:p>
      <text:p text:style-name="Standard"><text:span text:style-name="T1"/></text:p>
      <text:p text:style-name="Standard"><text:span text:style-name="T1"/></text:p>
      <table:table table:name="Table2" table:style-name="Table2">
        <table:table-column table:style-name="Table2.A"/>
        <text:soft-page-break/>
        <table:table-row>
          <table:table-cell table:style-name="Table2.A1" office:value-type="string">
            <text:p text:style-name="Preformatted_20_Text">job_end = (job_end + 1) % ARRAY_SIZE(item)</text:p>
          </table:table-cell>
        </table:table-row>
      </table:table>
      <text:p text:style-name="Standard"><text:span text:style-name="T1"/></text:p>
      <text:p text:style-name="Standard"><text:span text:style-name="T1">The add operation can be summarized as follows:</text:span></text:p>
      <text:p text:style-name="Standard"><text:span text:style-name="T1"/></text:p>
      <table:table table:name="Table3" table:style-name="Table3">
        <table:table-column table:style-name="Table3.A"/>
        <table:table-row>
          <table:table-cell table:style-name="Table3.A1" office:value-type="string">
            <text:p text:style-name="Preformatted_20_Text">Lock mutex</text:p>
            <text:p text:style-name="Preformatted_20_Text">while ( job_end + 1 ) % ARRAY_SIZE(item) == job_done do</text:p>
            <text:p text:style-name="P4">wait for con<text:span text:style-name="T1">dition write( cond_write)</text:span></text:p>
            <text:p text:style-name="P5"><text:span text:style-name="T1">end</text:span></text:p>
            <text:p text:style-name="P5"><text:span text:style-name="T1">update item[job_end] attributes with passed arguments</text:span></text:p>
            <text:p text:style-name="P5"><text:span text:style-name="T1">increment job_end by one</text:span></text:p>
            <text:p text:style-name="P5"><text:span text:style-name="T1">signal adding operation completed cond_add</text:span></text:p>
            <text:p text:style-name="P5"><text:span text:style-name="T1">unlock mutex</text:span></text:p>
          </table:table-cell>
        </table:table-row>
      </table:table>
      <text:p text:style-name="Standard"><text:span text:style-name="T1"/></text:p>
      <text:p text:style-name="Standard"><text:span text:style-name="T1">An item can only be retrieved from the pool if the if job_start != job_end. Once this condition is satisfied read the item[job_start] and increment the counter job_start by one. The job execution operates in similar fashion. Keep reading job items in the range of item[job_done .. job_start] and write to socket(server_socket) buffer_len bytes read from buffer(buffer). For each output item increment the job_done counter by one. Finally signal that writing is completed (cond_write).</text:span></text:p>
      <text:p text:style-name="Standard"><text:span text:style-name="T1">The scheme described above is the sequential unbuffered approach. Another approach is to read and process multiple items at one call. This time we look through all items that satisfy the following conditions:</text:span></text:p>
      <text:list xml:id="list33605920" text:style-name="L3">
        <text:list-item>
          <text:p text:style-name="P2"><text:span text:style-name="T1">job_start != job_end and</text:span></text:p>
        </text:list-item>
        <text:list-item>
          <text:p text:style-name="P2"><text:span text:style-name="T1">have a valid server socket </text:span></text:p>
        </text:list-item>
        <text:list-item>
          <text:p text:style-name="P2"><text:span text:style-name="T1">and have room to accumulate MAX_TAKE items</text:span></text:p>
        </text:list-item>
      </text:list>
      <text:p text:style-name="Standard"><text:span text:style-name="T1">Once we have multiple items the idea is to perform a single socket write call with all accumulated <text:s/>data and save having to make multiple write calls.</text:span></text:p>
      <text:p text:style-name="Standard"><text:span text:style-name="T1">Also once we retrieved a number of items we can immediately signal that we've done with those items and increment the job_done counter by that number. </text:span></text:p>
      <text:p text:style-name="Standard"><text:span text:style-name="T1"/></text:p>
      <text:p text:style-name="Standard"><text:span text:style-name="T1">The main thread loop is an infinite loop that looks like the following:</text:span></text:p>
      <text:p text:style-name="Standard"><text:span text:style-name="T1"/></text:p>
      <table:table table:name="Table4" table:style-name="Table4">
        <table:table-column table:style-name="Table4.A"/>
        <table:table-row>
          <table:table-cell table:style-name="Table4.A1" office:value-type="string">
            <text:p text:style-name="Preformatted_20_Text">Loop forever</text:p>
            <text:p text:style-name="P4">get_exec_job // the buffered approach</text:p>
            <text:p text:style-name="P4">or</text:p>
            <text:p text:style-name="P4">item = get_job</text:p>
            <text:p text:style-name="P4">exec_job item</text:p>
            <text:p text:style-name="P5">done</text:p>
          </table:table-cell>
        </table:table-row>
      </table:table>
      <text:p text:style-name="Standard"><text:span text:style-name="T1"/></text:p>
      <text:p text:style-name="Standard"><text:span text:style-name="T1">This is simple enough but certain details complicate the matter.</text:span></text:p>
      <text:list xml:id="list36297097" text:style-name="L4">
        <text:list-item>
          <text:p text:style-name="P3"><text:span text:style-name="T1">It is possible during startup that a message is to be sent to a service that is not up and running yet.We ought to store the message to the job pool and set the server_socket variable to -1 unconnected state and save the service name. Those messages should remain in the pool until a connection is made to the service. At that instant we set the server_socket variable for the connected service matched by the service name. If after a continuous number of attempts, failed to connect to the service the messages should be deleted from the job pool.</text:span></text:p>
        </text:list-item>
        <text:list-item>
          <text:p text:style-name="P3"><text:span text:style-name="T1">Also it is necessary to have some feedback from tasks propagated back to main thread at certain times. For example when a write error occurs on the socket a timer should start to reconnected to the service socket. And depending on the severity of the write error all items should be discarded and marked as done or just the currently processed item.</text:span></text:p>
        </text:list-item>
        <text:list-item>
          <text:p text:style-name="P3"><text:span text:style-name="T1">Last but not the least currently messenger send sets a read description to read any data from the socket perhaps to detect when a connection is closed with the server. I would like to assign this to a task on its own once an applicable solution to the above issue is figured out.</text:span></text:p>
        </text:list-item>
      </text:list>
      <text:p text:style-name="Standard"><text:soft-page-break/><text:span text:style-name="T1"/></text:p>
      <text:h text:style-name="Heading_20_2" text:outline-level="2"><text:span text:style-name="T1">Current status</text:span></text:h>
      <text:p text:style-name="Text_20_body"><text:span text:style-name="T1">I have coded the above described implementation and run the new messenger with cbench:ruby and cbench:c but the figures still not good enough to celebrate. But I don't get the overflow error that sometimes the current cbench:c/ruby displays.</text:span></text:p>
      <table:table table:name="Table5" table:style-name="Table5">
        <table:table-column table:style-name="Table5.A"/>
        <table:table-row>
          <table:table-cell table:style-name="Table5.A1" office:value-type="string">
            <text:p text:style-name="Table_20_Contents">[warn] Could not write a message to send queue due to overflow ( service_name = cbench_switch, fd = 8, count = 3700, total length = 370000 ).</text:p>
          </table:table-cell>
        </table:table-row>
      </table:table>
      <text:p text:style-name="Text_20_body"><text:span text:style-name="T1"/></text:p>
      <text:p text:style-name="Text_20_body"><text:span text:style-name="T1">Still I haven't exhausted all my ideas for improvement yet but I am hoping to complete this task by the end of this week and from next week onwards investigate the receive part more deep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5-11T08:10:00.19</meta:creation-date>
    <dc:date>2012-05-11T18:11:49.48</dc:date>
    <dc:creator>Nick Karanatsios</dc:creator>
    <meta:editing-duration>PT9H7S</meta:editing-duration>
    <meta:editing-cycles>13</meta:editing-cycles>
    <meta:generator>OpenOffice.org/3.3$Win32 OpenOffice.org_project/330m20$Build-9567</meta:generator>
    <meta:document-statistic meta:table-count="5" meta:image-count="0" meta:object-count="0" meta:page-count="5" meta:paragraph-count="79" meta:word-count="1785" meta:character-count="10299"/>
  </office:meta>
</office:document-meta>
</file>